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E5000003DF782DD81949FEF3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2.498cm" fo:min-width="3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2.498cm" fo:min-width="3.3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style:font-name="Latin Modern Roman" fo:font-size="12pt"/>
    </style:style>
    <style:style style:name="P3" style:family="paragraph">
      <loext:graphic-properties draw:fill="none"/>
      <style:paragraph-properties fo:margin-left="0cm" fo:margin-right="0cm" fo:text-align="center" fo:text-indent="0cm"/>
      <style:text-properties style:font-name="Latin Modern Roman" fo:font-size="12pt"/>
    </style:style>
    <style:style style:name="P4" style:family="paragraph">
      <style:paragraph-properties fo:text-align="center"/>
      <style:text-properties style:font-name="Latin Modern Roman" fo:font-size="12pt"/>
    </style:style>
    <style:style style:name="P5" style:family="paragraph">
      <loext:graphic-properties draw:fill="none"/>
      <style:paragraph-properties fo:text-align="center"/>
      <style:text-properties style:font-name="Latin Modern Roman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13.79cm" svg:x="0cm" svg:y="0.505cm">
          <draw:image xlink:href="Pictures/10000201000005E5000003DF782DD81949FEF3B2.png" xlink:type="simple" xlink:show="embed" xlink:actuate="onLoad">
            <text:p/>
          </draw:image>
        </draw:frame>
        <draw:custom-shape draw:style-name="gr2" draw:text-style-name="P3" draw:layer="layout" svg:width="4cm" svg:height="2.8cm" svg:x="15.8cm" svg:y="4.8cm">
          <text:p text:style-name="P2">Dedicated support </text:p>
          <text:p text:style-name="P2">for curriculum </text:p>
          <text:p text:style-name="P2">personalisation </text:p>
          <text:p text:style-name="P2">(FR10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9cm" svg:height="2.8cm" svg:x="9.9cm" svg:y="9.1cm">
          <text:p text:style-name="P4">Students can pick </text:p>
          <text:p text:style-name="P4">modules and </text:p>
          <text:p text:style-name="P4">propose their </text:p>
          <text:p text:style-name="P4">curriculum (FR9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2:22:56.936403775</meta:creation-date>
    <dc:date>2018-04-04T23:06:57.527500169</dc:date>
    <meta:editing-duration>PT32M46S</meta:editing-duration>
    <meta:editing-cycles>6</meta:editing-cycles>
    <meta:generator>LibreOffice/5.4.5.1$Linux_X86_64 LibreOffice_project/40m0$Build-1</meta:generator>
    <meta:document-statistic meta:object-count="3"/>
  </office:meta>
</office:document-meta>
</file>